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20c1" officeooo:paragraph-rsid="000b20c1"/>
    </style:style>
    <style:style style:name="P2" style:family="paragraph" style:parent-style-name="Standard">
      <style:paragraph-properties fo:text-align="start" style:justify-single-word="false"/>
      <style:text-properties officeooo:rsid="000ccbd6" officeooo:paragraph-rsid="000ccbd6"/>
    </style:style>
    <style:style style:name="P3" style:family="paragraph" style:parent-style-name="Standard">
      <style:paragraph-properties fo:text-align="start" style:justify-single-word="false"/>
      <style:text-properties style:font-name="Chandas" fo:font-weight="bold" officeooo:rsid="000b20c1" officeooo:paragraph-rsid="000ecc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andas" officeooo:rsid="000b20c1" officeooo:paragraph-rsid="000b20c1"/>
    </style:style>
    <style:style style:name="P5" style:family="paragraph" style:parent-style-name="Standard">
      <style:paragraph-properties fo:text-align="start" style:justify-single-word="false"/>
      <style:text-properties style:font-name="Chandas" officeooo:rsid="000b20c1" officeooo:paragraph-rsid="000eccfe"/>
    </style:style>
    <style:style style:name="P6" style:family="paragraph" style:parent-style-name="Standard">
      <style:paragraph-properties fo:text-align="start" style:justify-single-word="false"/>
      <style:text-properties style:font-name="Chandas" officeooo:rsid="000b20c1" officeooo:paragraph-rsid="000b518e"/>
    </style:style>
    <style:style style:name="P7" style:family="paragraph" style:parent-style-name="Standard">
      <style:paragraph-properties fo:text-align="start" style:justify-single-word="false"/>
      <style:text-properties style:font-name="Chandas" style:text-underline-style="solid" style:text-underline-width="auto" style:text-underline-color="font-color" officeooo:rsid="000b20c1" officeooo:paragraph-rsid="000b20c1"/>
    </style:style>
    <style:style style:name="P8" style:family="paragraph" style:parent-style-name="Standard">
      <style:paragraph-properties fo:text-align="center" style:justify-single-word="false"/>
      <style:text-properties style:font-name="Chandas" style:text-underline-style="solid" style:text-underline-width="auto" style:text-underline-color="font-color" officeooo:rsid="000b20c1" officeooo:paragraph-rsid="000b20c1"/>
    </style:style>
    <style:style style:name="P9" style:family="paragraph" style:parent-style-name="Standard">
      <style:paragraph-properties fo:text-align="center" style:justify-single-word="false"/>
      <style:text-properties style:font-name="Chandas" style:text-underline-style="solid" style:text-underline-width="auto" style:text-underline-color="font-color" officeooo:rsid="000eccfe" officeooo:paragraph-rsid="000eccfe"/>
    </style:style>
    <style:style style:name="P10" style:family="paragraph" style:parent-style-name="Standard">
      <style:paragraph-properties fo:text-align="start" style:justify-single-word="false"/>
      <style:text-properties style:font-name="Chandas" officeooo:paragraph-rsid="000eccfe"/>
    </style:style>
    <style:style style:name="P11" style:family="paragraph" style:parent-style-name="Standard">
      <style:paragraph-properties fo:text-align="start" style:justify-single-word="false"/>
      <style:text-properties style:font-name="Chandas" officeooo:paragraph-rsid="000b20c1"/>
    </style:style>
    <style:style style:name="P12" style:family="paragraph" style:parent-style-name="Standard">
      <style:paragraph-properties fo:text-align="start" style:justify-single-word="false"/>
      <style:text-properties style:font-name="Chandas" officeooo:paragraph-rsid="00104bb3"/>
    </style:style>
    <style:style style:name="P13" style:family="paragraph" style:parent-style-name="Standard">
      <style:paragraph-properties fo:text-align="start" style:justify-single-word="false"/>
      <style:text-properties style:font-name="Chandas" officeooo:rsid="00104bb3" officeooo:paragraph-rsid="00104bb3"/>
    </style:style>
    <style:style style:name="P14" style:family="paragraph" style:parent-style-name="Standard">
      <style:paragraph-properties fo:text-align="start" style:justify-single-word="false"/>
      <style:text-properties style:font-name="Chandas" officeooo:rsid="000bc0db" officeooo:paragraph-rsid="000bc0db"/>
    </style:style>
    <style:style style:name="P15" style:family="paragraph" style:parent-style-name="Standard">
      <style:paragraph-properties fo:text-align="start" style:justify-single-word="false"/>
      <style:text-properties style:font-name="Chandas" officeooo:rsid="000bc0db" officeooo:paragraph-rsid="00104bb3"/>
    </style:style>
    <style:style style:name="P16" style:family="paragraph" style:parent-style-name="Standard">
      <style:paragraph-properties fo:text-align="justify" style:justify-single-word="false"/>
      <style:text-properties style:font-name="Chandas" officeooo:paragraph-rsid="000bc0db"/>
    </style:style>
    <style:style style:name="P17" style:family="paragraph" style:parent-style-name="Standard">
      <style:paragraph-properties fo:text-align="start" style:justify-single-word="false"/>
      <style:text-properties style:font-name="Chandas" fo:font-size="7pt" officeooo:rsid="000b20c1" officeooo:paragraph-rsid="000b20c1" style:font-size-asian="7pt" style:font-size-complex="7pt"/>
    </style:style>
    <style:style style:name="P18" style:family="paragraph" style:parent-style-name="Standard">
      <style:paragraph-properties fo:text-align="center" style:justify-single-word="false"/>
      <style:text-properties officeooo:paragraph-rsid="000b20c1"/>
    </style:style>
    <style:style style:name="P19" style:family="paragraph" style:parent-style-name="Standard">
      <style:paragraph-properties fo:text-align="start" style:justify-single-word="false"/>
      <style:text-properties officeooo:paragraph-rsid="000b518e"/>
    </style:style>
    <style:style style:name="P20" style:family="paragraph" style:parent-style-name="Standard">
      <style:paragraph-properties fo:text-align="start" style:justify-single-word="false"/>
      <style:text-properties officeooo:rsid="00166cdf" officeooo:paragraph-rsid="00166cdf"/>
    </style:style>
    <style:style style:name="P21" style:family="paragraph" style:parent-style-name="Standard">
      <style:paragraph-properties fo:text-align="start" style:justify-single-word="false"/>
      <style:text-properties officeooo:rsid="0018283a" officeooo:paragraph-rsid="0018283a"/>
    </style:style>
    <style:style style:name="T1" style:family="text">
      <style:text-properties officeooo:rsid="000bc0db"/>
    </style:style>
    <style:style style:name="T2" style:family="text">
      <style:text-properties fo:font-weight="bold" officeooo:rsid="000b20c1" style:font-weight-asian="bold" style:font-weight-complex="bold"/>
    </style:style>
    <style:style style:name="T3" style:family="text">
      <style:text-properties fo:font-weight="bold" officeooo:rsid="00104bb3" style:font-weight-asian="bold" style:font-weight-complex="bold"/>
    </style:style>
    <style:style style:name="T4" style:family="text">
      <style:text-properties fo:font-weight="bold" officeooo:rsid="000eccfe" style:font-weight-asian="bold" style:font-weight-complex="bold"/>
    </style:style>
    <style:style style:name="T5" style:family="text">
      <style:text-properties officeooo:rsid="00104bb3"/>
    </style:style>
    <style:style style:name="T6" style:family="text">
      <style:text-properties officeooo:rsid="000b20c1"/>
    </style:style>
    <style:style style:name="T7" style:family="text">
      <style:text-properties officeooo:rsid="00117e6d"/>
    </style:style>
    <style:style style:name="T8" style:family="text">
      <style:text-properties fo:font-variant="normal" fo:text-transform="none" fo:color="#000000" fo:font-size="12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363c1" fo:background-color="transparent" loext:char-shading-value="0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4e515" fo:background-color="transparent" loext:char-shading-value="0"/>
    </style:style>
    <style:style style:name="T11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12" style:family="text">
      <style:text-properties fo:font-variant="normal" fo:text-transform="none" fo:color="#dcddde" style:font-name="Consolas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style:font-name="Whitney" fo:font-size="12pt" fo:letter-spacing="normal" fo:font-style="normal" fo:font-weight="normal"/>
    </style:style>
    <style:style style:name="T14" style:family="text">
      <style:text-properties fo:font-variant="normal" fo:text-transform="none" style:font-name="Consolas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c9211e" style:font-name="Whitney" fo:font-size="12pt" fo:letter-spacing="normal" fo:font-style="normal" fo:font-weight="normal"/>
    </style:style>
    <style:style style:name="T16" style:family="text">
      <style:text-properties fo:font-variant="normal" fo:text-transform="none" fo:color="#c9211e" style:font-name="Consolas" fo:font-size="9.75pt" fo:letter-spacing="normal" fo:font-style="normal" fo:font-weight="normal" loext:padding="0cm" loext:border="none"/>
    </style:style>
    <style:style style:name="T17" style:family="text">
      <style:text-properties officeooo:rsid="00166cdf"/>
    </style:style>
    <style:style style:name="T18" style:family="text">
      <style:text-properties style:font-name="Chandas" style:text-underline-style="solid" style:text-underline-width="auto" style:text-underline-color="font-color" fo:font-weight="bold" officeooo:rsid="000b20c1" style:font-weight-asian="bold" style:font-weight-complex="bold"/>
    </style:style>
    <style:style style:name="T19" style:family="text">
      <style:text-properties style:font-name="Chandas" style:text-underline-style="solid" style:text-underline-width="auto" style:text-underline-color="font-color" fo:font-weight="bold" officeooo:rsid="00166cdf" style:font-weight-asian="bold" style:font-weight-complex="bold"/>
    </style:style>
    <style:style style:name="T20" style:family="text">
      <style:text-properties style:font-name="Chandas" officeooo:rsid="000b20c1"/>
    </style:style>
    <style:style style:name="T21" style:family="text">
      <style:text-properties style:font-name="Chandas" officeooo:rsid="00166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8">Brief 4 :b</text:span><text:span text:style-name="T19">attleship</text:span></text:p>
      <text:p text:style-name="P8"/>
      <text:p text:style-name="P9">Mathias DANGLADES, Mathieu ARNAUD &amp; Jordy <text:span text:style-name="T17"><text:s/></text:span>BASTIDE</text:p>
      <text:p text:style-name="P7"/>
      <text:p text:style-name="P4"/>
      <text:p text:style-name="P3">Github <text:span text:style-name="T5">link </text:span>: </text:p>
      <text:p text:style-name="P5"/>
      <text:p text:style-name="P5">- https://github.com/jordybastide/Brief-4-Bataille-Navale</text:p>
      <text:p text:style-name="P4"/>
      <text:p text:style-name="P3">Figma <text:span text:style-name="T5">link </text:span>: </text:p>
      <text:p text:style-name="P5"/>
      <text:p text:style-name="P5">- https://www.figma.com/file/gq18dDIg39dothpVjrUsVz/wireframe-brief%234-bataille-navale?node-id=32%3A0</text:p>
      <text:p text:style-name="P6"/>
      <text:p text:style-name="P19"><text:span text:style-name="T20">(</text:span><text:span text:style-name="T21">Sketch</text:span><text:span text:style-name="T20"> </text:span><text:span text:style-name="T21">and</text:span><text:span text:style-name="T20"> Wireframe </text:span><text:span text:style-name="T21">same file</text:span><text:span text:style-name="T20">)</text:span></text:p>
      <text:p text:style-name="P4"/>
      <text:p text:style-name="P10"><text:span text:style-name="T2">Trello </text:span><text:span text:style-name="T3">link </text:span><text:span text:style-name="T4">(</text:span><text:span text:style-name="T3">Project management tool</text:span><text:span text:style-name="T4">) </text:span><text:span text:style-name="T2">:</text:span></text:p>
      <text:p text:style-name="P5"/>
      <text:p text:style-name="P5">- https://trello.com/b/kBistO93/projet-4-bataille-naval</text:p>
      <text:p text:style-name="P4"/>
      <text:p text:style-name="P10"><text:span text:style-name="T3">Programing languages</text:span><text:span text:style-name="T2"> :</text:span><text:span text:style-name="T6"> </text:span></text:p>
      <text:p text:style-name="P5"/>
      <text:p text:style-name="P5">- HTML / CSS / JAVASCRIPT / PHP</text:p>
      <text:p text:style-name="P4"><text:soft-page-break/></text:p>
      <text:p text:style-name="P11"><text:span text:style-name="T3">Installation</text:span><text:span text:style-name="T2"> </text:span><text:span text:style-name="T3">instructions</text:span><text:span text:style-name="T2">:</text:span></text:p>
      <text:p text:style-name="P4"/>
      <text:p text:style-name="P11"><text:span text:style-name="T6">- </text:span><text:span text:style-name="T5">Setup local server </text:span><text:span text:style-name="T6"> : </text:span></text:p>
      <text:p text:style-name="P4"><text:tab/>-Install APACH<text:span text:style-name="T5">E</text:span></text:p>
      <text:p text:style-name="P4"><text:tab/>-Install MYSQL</text:p>
      <text:p text:style-name="P4"><text:tab/>-Instal<text:span text:style-name="T5">l</text:span> PHP MY ADMIN</text:p>
      <text:p text:style-name="P4"><text:s/></text:p>
      <text:p text:style-name="P4"/>
      <text:p text:style-name="P17"/>
      <text:p text:style-name="P13">In order to access the project, you need to place it on your localhost folder and copy/paste the path to it on your browser. ( example : localhost/Brief4/index.php )</text:p>
      <text:p text:style-name="P14"/>
      <text:p text:style-name="P13">You will be able to log in with the following id :</text:p>
      <text:p text:style-name="P14"/>
      <text:p text:style-name="P15">- Cindy :</text:p>
      <text:p text:style-name="P12"><text:span text:style-name="T5"><text:s text:c="2"/>Username</text:span><text:span text:style-name="T1"> =&gt; cind</text:span><text:span text:style-name="T5">y</text:span></text:p>
      <text:p text:style-name="P12"><text:span text:style-name="T5"><text:s text:c="2"/>Password</text:span><text:span text:style-name="T1"> =&gt; tata</text:span></text:p>
      <text:p text:style-name="P14"/>
      <text:p text:style-name="P15">- Émeric:</text:p>
      <text:p text:style-name="P12"><text:span text:style-name="T5">Username </text:span><text:span text:style-name="T1">=&gt; emeric</text:span></text:p>
      <text:p text:style-name="P14"><text:span text:style-name="T7">Password </text:span>=&gt; toto</text:p>
      <text:p text:style-name="P14"/>
      <text:p text:style-name="P16"><text:soft-page-break/><text:span text:style-name="T9">Dive for</text:span><text:span text:style-name="T8"> an </text:span><text:span text:style-name="T9">amazing</text:span><text:span text:style-name="T8"> </text:span><text:span text:style-name="T9">adventure</text:span><text:span text:style-name="T8">, </text:span><text:span text:style-name="T10">take over as a fleet commander</text:span><text:span text:style-name="T8"> </text:span><text:span text:style-name="T10">to battle and defeat voracious ennemies !</text:span></text:p>
      <text:p text:style-name="P14"/>
      <text:p text:style-name="P1"/>
      <text:p text:style-name="P1"/>
      <text:p text:style-name="P1"/>
      <text:p text:style-name="P20">#Peace</text:p>
      <text:p text:style-name="P1"/>
      <text:p text:style-name="P1"/>
      <text:p text:style-name="P21">Si problème : </text:p>
      <text:p text:style-name="P21">veuillez suivre les instructions avant de contacter le support</text:p>
      <text:p text:style-name="P21"/>
      <text:p text:style-name="P21"><text:span text:style-name="T15">ligne 448 des fichiers game... .js les quotes ne s'intégre pas dans le git</text:span></text:p>
      <text:p text:style-name="P21"><text:span text:style-name="T15"/></text:p>
      <text:p text:style-name="P21"><text:span text:style-name="T15"><text:s text:c="11"/>xhr.open(paramPost[0],`</text:span><text:span text:style-name="Source_20_Text"><text:span text:style-name="T16">${paramPost[1]}?task=victory`</text:span></text:span><text:span text:style-name="T15">) </text:span></text:p>
      <text:p text:style-name="P21"><text:span text:style-name="T15"/></text:p>
      <text:p text:style-name="P21"><text:span text:style-name="T15">copier coller cette ligne à la place</text:span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0:31:55.153666811</meta:creation-date>
    <dc:date>2020-09-29T23:40:42.948696211</dc:date>
    <meta:editing-duration>PT14M53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3" meta:paragraph-count="32" meta:word-count="170" meta:character-count="1203" meta:non-whitespace-character-count="1037"/>
  </office:meta>
</office:document-meta>
</file>